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7000001254BCE58F2.png" manifest:media-type="image/png"/>
  <manifest:file-entry manifest:full-path="Pictures/10000000000000970000009711D9F4CA.png" manifest:media-type="image/png"/>
  <manifest:file-entry manifest:full-path="Pictures/10000000000000970000007A173D7531.jpg" manifest:media-type="image/jpeg"/>
  <manifest:file-entry manifest:full-path="Pictures/10000000000000970000009735BE988C.jpg" manifest:media-type="image/jpeg"/>
  <manifest:file-entry manifest:full-path="Pictures/100000000000009700000097B292392B.jpg" manifest:media-type="image/jpeg"/>
  <manifest:file-entry manifest:full-path="Pictures/100002010000015E0000014A361C38C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" svg:font-family="gi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9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8pt" fo:font-weight="bold" style:font-weight-asian="bold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style:font-name="Times New Roman" fo:font-size="18pt"/>
    </style:style>
    <style:style style:name="P5" style:family="paragraph">
      <style:text-properties style:font-name="Times New Roman" fo:font-size="18pt"/>
    </style:style>
    <style:style style:name="P6" style:family="paragraph">
      <style:paragraph-properties fo:text-align="center"/>
      <style:text-properties style:font-name="FreeSans"/>
    </style:style>
    <style:style style:name="P7" style:family="paragraph">
      <style:paragraph-properties fo:text-align="center"/>
      <style:text-properties style:font-name="FreeSans" fo:font-weight="bold" style:font-weight-asian="bold" style:font-weight-complex="bold"/>
    </style:style>
    <style:style style:name="P8" style:family="paragraph">
      <style:text-properties style:font-name="Times New Roman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Free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4.432cm" svg:height="4.192cm" svg:x="7.487cm" svg:y="6.335cm">
          <draw:image xlink:href="Pictures/100002010000015E0000014A361C38C9.png" xlink:type="simple" xlink:show="embed" xlink:actuate="onLoad">
            <text:p/>
          </draw:image>
        </draw:frame>
        <draw:frame draw:style-name="gr1" draw:text-style-name="P1" xml:id="id4" draw:id="id4" draw:layer="layout" svg:width="2.539cm" svg:height="2.541cm" svg:x="1.126cm" svg:y="10.019cm">
          <draw:image xlink:href="Pictures/100000000000009700000097B292392B.jpg" xlink:type="simple" xlink:show="embed" xlink:actuate="onLoad">
            <text:p/>
          </draw:image>
        </draw:frame>
        <draw:frame draw:style-name="gr1" draw:text-style-name="P1" xml:id="id3" draw:id="id3" draw:layer="layout" svg:width="2.539cm" svg:height="2.541cm" svg:x="1.126cm" svg:y="7.173cm">
          <draw:image xlink:href="Pictures/10000000000000970000009735BE988C.jpg" xlink:type="simple" xlink:show="embed" xlink:actuate="onLoad">
            <text:p/>
          </draw:image>
        </draw:frame>
        <draw:frame draw:style-name="gr1" draw:text-style-name="P1" draw:layer="layout" svg:width="3.993cm" svg:height="3.228cm" svg:x="1cm" svg:y="13.83cm">
          <draw:image xlink:href="Pictures/10000000000000970000007A173D7531.jpg" xlink:type="simple" xlink:show="embed" xlink:actuate="onLoad">
            <text:p/>
          </draw:image>
        </draw:frame>
        <draw:frame draw:style-name="gr1" draw:text-style-name="P1" xml:id="id1" draw:id="id1" draw:layer="layout" svg:width="2.539cm" svg:height="2.541cm" svg:x="1.126cm" svg:y="4.557cm">
          <draw:image xlink:href="Pictures/10000000000000970000009711D9F4CA.png" xlink:type="simple" xlink:show="embed" xlink:actuate="onLoad">
            <text:p/>
          </draw:image>
        </draw:frame>
        <draw:frame draw:style-name="gr1" draw:text-style-name="P1" draw:layer="layout" svg:width="4.432cm" svg:height="4.192cm" svg:x="7.532cm" svg:y="13.374cm">
          <draw:image xlink:href="Pictures/100002010000015E0000014A361C38C9.png" xlink:type="simple" xlink:show="embed" xlink:actuate="onLoad">
            <text:p/>
          </draw:image>
        </draw:frame>
        <draw:connector draw:style-name="gr2" draw:text-style-name="P1" draw:layer="layout" svg:x1="3.665cm" svg:y1="5.827cm" svg:x2="7.487cm" svg:y2="8.431cm" draw:start-shape="id1" draw:start-glue-point="1" draw:end-shape="id2" draw:end-glue-point="3" svg:d="M3665 5827h1911v2604h1911" svg:viewBox="0 0 3823 2605">
          <text:p/>
        </draw:connector>
        <draw:connector draw:style-name="gr2" draw:text-style-name="P1" draw:layer="layout" svg:x1="3.665cm" svg:y1="8.443cm" svg:x2="7.487cm" svg:y2="8.431cm" draw:start-shape="id3" draw:start-glue-point="1" draw:end-shape="id2" draw:end-glue-point="3" svg:d="M3665 8443h1911v-12h1911" svg:viewBox="0 0 3823 13">
          <text:p/>
        </draw:connector>
        <draw:connector draw:style-name="gr2" draw:text-style-name="P1" draw:layer="layout" svg:x1="3.665cm" svg:y1="11.289cm" svg:x2="7.487cm" svg:y2="8.431cm" draw:start-shape="id4" draw:end-shape="id2" draw:end-glue-point="3" svg:d="M3665 11289h1911v-2858h1911" svg:viewBox="0 0 3823 2859">
          <text:p/>
        </draw:connector>
        <draw:line draw:style-name="gr2" draw:text-style-name="P1" draw:layer="layout" svg:x1="5.627cm" svg:y1="15.534cm" svg:x2="8.166cm" svg:y2="15.534cm">
          <text:p/>
        </draw:line>
        <draw:frame draw:style-name="gr3" draw:text-style-name="P2" xml:id="id6" draw:id="id6" draw:layer="layout" svg:width="4.317cm" svg:height="3.43cm" svg:x="13.188cm" svg:y="14.009cm">
          <draw:image xlink:href="Pictures/1000000000000147000001254BCE58F2.png" xlink:type="simple" xlink:show="embed" xlink:actuate="onLoad">
            <text:p text:style-name="P2"><text:span text:style-name="T1"/></text:p>
            <text:p text:style-name="P2"><text:span text:style-name="T1"/></text:p>
          </draw:image>
        </draw:frame>
        <draw:custom-shape draw:style-name="gr4" draw:text-style-name="P4" xml:id="id5" draw:id="id5" draw:layer="layout" svg:width="4.317cm" svg:height="3.43cm" svg:x="13.188cm" svg:y="9.082cm">
          <text:p text:style-name="P3"><text:span text:style-name="T2">Class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1.919cm" svg:y1="8.431cm" svg:x2="15.346cm" svg:y2="9.082cm" draw:start-shape="id2" draw:start-glue-point="1" draw:end-shape="id5" draw:end-glue-point="0" svg:d="M11919 8431h3427v651" svg:viewBox="0 0 3428 652">
          <text:p text:style-name="P1"/>
        </draw:connector>
        <draw:frame draw:style-name="gr6" draw:text-style-name="P5" draw:layer="layout" svg:width="3.893cm" svg:height="0.958cm" svg:x="11.538cm" svg:y="7.406cm">
          <draw:text-box>
            <text:p text:style-name="P5"><text:span text:style-name="T2">Training data</text:span></text:p>
          </draw:text-box>
        </draw:frame>
        <draw:line draw:style-name="gr7" draw:text-style-name="P3" draw:layer="layout" svg:x1="15.347cm" svg:y1="12.612cm" svg:x2="15.347cm" svg:y2="14.009cm">
          <text:p text:style-name="P3"/>
        </draw:line>
        <draw:line draw:style-name="gr2" draw:text-style-name="P1" draw:layer="layout" svg:x1="12.046cm" svg:y1="15.661cm" svg:x2="13.189cm" svg:y2="15.661cm">
          <text:p/>
        </draw:line>
        <draw:connector draw:style-name="gr2" draw:text-style-name="P1" draw:layer="layout" svg:x1="17.505cm" svg:y1="15.724cm" svg:x2="18.399cm" svg:y2="15.745cm" draw:start-shape="id6" draw:start-glue-point="1" svg:d="M17505 15724h698v21h196" svg:viewBox="0 0 895 22">
          <text:p/>
        </draw:connector>
        <draw:custom-shape draw:style-name="gr8" draw:text-style-name="P7" draw:layer="layout" svg:width="3.429cm" svg:height="3.429cm" svg:x="18.372cm" svg:y="14.005cm">
          <text:p text:style-name="P6"><text:span text:style-name="T3">TWEETED</text:span><text:span text:style-name="T3"><text:line-break/></text:span><text:span text:style-name="T3">NEWS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5.057cm" svg:height="0.958cm" svg:x="12.814cm" svg:y="17.444cm">
          <draw:text-box>
            <text:p text:style-name="P8"><text:span text:style-name="T2">Trained Classifi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" svg:font-family="gi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80808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_32__20_Dots_20_1_20_Dash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13:17:35.876932957</meta:creation-date>
    <dc:date>2014-10-27T18:54:20.137539636</dc:date>
    <meta:editing-duration>PT36M30S</meta:editing-duration>
    <meta:editing-cycles>6</meta:editing-cycles>
    <meta:generator>LibreOffice/4.2.6.3$Linux_X86_64 LibreOffice_project/420m0$Build-3</meta:generator>
    <meta:document-statistic meta:object-count="19"/>
  </office:meta>
</office:document-meta>
</file>